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4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39">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6">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6">Я конечно понимаю зачем это делается, но вот реальная эффективность подобного процесса, скажем так, близка к нулевой.</text:p>
      <text:p text:style-name="P47">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6">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6">https://www.ohchr.org/en/publications/policy-and-methodological-publications/berkeley-protocol-digital-open-source - Протокол Беркли.</text:p>
      <text:p text:style-name="P46">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6">https://www.dni.gov/files/documents/ICD/ICS-206-01.pdf - стандарт разведывательного сообщества ICS 206–01. </text:p>
      <text:p text:style-name="P48">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6">Ныряем в OSINT в 2025:</text:p>
      <text:p text:style-name="P46">1. PlatesMania (https://platesmania.com/) - база фотографий автомобилей в РФ и СНГ;</text:p>
      <text:p text:style-name="P46">2. sherlock <text:s/>(https://t.me/mSherlokOSINT_bot?start=_ref_nZkGfF_gpePgv) - пожалуй, один из лучших аналогов легендарного ГБ;</text:p>
      <text:p text:style-name="P46">3. ospace <text:s/>(https://ospace.org/etap) - карта этапирования заключенных по всей стране с визуализацией;</text:p>
      <text:p text:style-name="P46">4. OpenRailwayMap (https://www.openrailwaymap.org/) - карта железнодорожной инфраструктуры мира, построенная на данных OpenStreetMap;</text:p>
      <text:p text:style-name="P49">5. Steam DB (https://steamdb.info/) - ковыряем аккаунты Steam, получая всю возможную по ним статистику;</text:p>
      <text:p text:style-name="P50">6. Interpol Wanted (https://www.interpol.int/How-we-work/Notices/Red-Notices/View-Red-Notices) - база данных лиц, находящихся в розыске Интерпола.</text:p>
      <text:p text:style-name="P49">Ныряем в OSINT в 2025 [2]:</text:p>
      <text:p text:style-name="P49">1. sherlock <text:s/>(https://t.me/mSherlokOSINT_bot?start=_ref_nZkGfF_gpePgv) - пожалуй, лучший бот в своей тематике на данный момент;</text:p>
      <text:p text:style-name="P49">2. SteamID (https://steamid.uk/) <text:s/>- еще один сервис по сбору информации со steam-аккаунтов;</text:p>
      <text:p text:style-name="P49">3. OSINT-Tools-Russia (https://github.com/paulpogoda/OSINT-Tools-Russia) <text:s/>- подборка всевозможных сервисов и сайтов по ру;</text:p>
      <text:p text:style-name="P49">4. Список открытых чатов (https://combot.org/top/telegram/groups) <text:s/>- список из 6900 чатов на русском языке в Telegram;</text:p>
      <text:p text:style-name="P51">5. Open Measures (https://public.openmeasures.io/) <text:s/>- поиск по ключевым словам в комментариях/публикациях в различных social media </text:p>
      <text:p text:style-name="P49">Ныряем в OSINT в 2025 [3]:</text:p>
      <text:p text:style-name="P49">1. VK Paranoid Tools (https://vkpt.info/) - топовый аналитический инструмент профилей «ВКонтакте»;</text:p>
      <text:p text:style-name="P49">2. Telegago (https://cse.google.com/cse?cx=006368593537057042503%3Aefxu7xprihg&amp;ref=exploit.media#gsc.tab=0) - поиск по Telegram от корпорации зла Google;</text:p>
      <text:p text:style-name="P49">3. BirdHunt <text:s/>(https://birdhunt.huntintel.io/) - поиск постов в Х по геометкам;</text:p>
      <text:p text:style-name="P51">4. YouTube Geofind (https://mattw.io/youtube-geofind/) - сервис поиска роликов на YouTube по геолокации.</text:p>
      <text:p text:style-name="P49">слайды и презентации:</text:p>
      <text:p text:style-name="P49">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49">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49">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1">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1">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49">Подборка FaceSwap/Deepfake ИИ-сервисов:</text:p>
      <text:p text:style-name="P49">1. https://github.com/iperov/DeepFaceLive</text:p>
      <text:p text:style-name="P49">2. https://github.com/iperov/DeepFaceLab</text:p>
      <text:p text:style-name="P49">3. https://deepfakesweb.com/</text:p>
      <text:p text:style-name="P49">4. https://github.com/deepfakes/faceswap</text:p>
      <text:p text:style-name="P49">5. https://www.deepswap.ai/ru</text:p>
      <text:p text:style-name="P49">6. https://www.heygen.com/tool/deepfake-maker</text:p>
      <text:p text:style-name="P49">7. https://pixlr.com/face-swap/</text:p>
      <text:p text:style-name="P49">8. https://www.kapwing.com/tools/make/deepfake</text:p>
      <text:p text:style-name="P49">9. https://aifaceswap.io/</text:p>
      <text:p text:style-name="P49">10. https://pixlr.com/face-swap/</text:p>
      <text:p text:style-name="P49">11. https://remaker.ai/face-swap-free/</text:p>
      <text:p text:style-name="P49">12. https://faceswapper.ai/</text:p>
      <text:p text:style-name="P49">Сервсы, определяющие наличие Deepfake/Faceswap:</text:p>
      <text:p text:style-name="P49">1. https://deepware.ai/</text:p>
      <text:p text:style-name="P49">2. https://github.com/chinmaynehate/DFSpot-Deepfake-Recognition</text:p>
      <text:p text:style-name="P49">3. https://www.aiornot.com/</text:p>
      <text:p text:style-name="P49">4. https://illuminarty.ai/en/</text:p>
      <text:p text:style-name="P49">5. https://platform.openai.com/ai-text-classifier</text:p>
      <text:p text:style-name="P49">6. https://gptzero.me/</text:p>
      <text:p text:style-name="P49">7. https://crossplag.com/ai-content-detector/</text:p>
      <text:p text:style-name="P49">8. https://faceonlive.com/deepfake-detector/</text:p>
      <text:p text:style-name="P49">9. https://deepfakedetector.ai/</text:p>
      <text:p text:style-name="P49">10. https://www.swapfaces.ai/face-swap-detector</text:p>
      <text:p text:style-name="P52">Смотрим TikTok анонимно и без регистрации:</text:p>
      <text:p text:style-name="P49">1. TikFace <text:s/>(https://www.tikface.com/) - сервис для анонимного просмотра профилей, видео и сторис в TikTok.</text:p>
      <text:p text:style-name="P49">2. Urlebird (https://urlebird.com/) <text:s/>- еще один сервис для анонимного просмотра TikTok видео без приложения.</text:p>
      <text:p text:style-name="P49">3. TikTok Video Date Extractor (https://trevorfox.com/tools/tiktok-video-date-extractor/) <text:s/>- позволяет узнать точную дату и время публикации любого видео или фото в TikTok.</text:p>
      <text:p text:style-name="P49">4. Advanced video search (https://www.google.com/advanced_video_search) <text:s/>- расширенный видеопоиск Google, в котором можно искать по TikTok видео;</text:p>
      <text:p text:style-name="P49">5. Trollishly <text:s/>(https://www.trollishly.com/free-tiktok-profile-viewer/) - еще один сервис, позволяющий анонимно просматривать TikTok профили;</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10-05T14:50:36.362000000</dc:date>
    <meta:editing-duration>PT1H9M42S</meta:editing-duration>
    <meta:editing-cycles>15</meta:editing-cycles>
    <meta:generator>LibreOffice/24.8.4.2$Windows_X86_64 LibreOffice_project/bb3cfa12c7b1bf994ecc5649a80400d06cd71002</meta:generator>
    <meta:document-statistic meta:table-count="0" meta:image-count="0" meta:object-count="0" meta:page-count="137" meta:paragraph-count="1841" meta:word-count="25505" meta:character-count="224250" meta:non-whitespace-character-count="198271"/>
    <meta:user-defined meta:name="AppVersion">16.0000</meta:user-defined>
  </office:meta>
</office:document-meta>
</file>